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0d6fb"/>
    </style:style>
    <style:style style:name="P2" style:family="paragraph" style:parent-style-name="Heading_20_3">
      <style:text-properties officeooo:paragraph-rsid="0000d6fb"/>
    </style:style>
    <style:style style:name="T1" style:family="text">
      <style:text-properties officeooo:rsid="0000d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Checkbox Tests:</text:span></text:h>
      <text:p text:style-name="Standard"><text:span text:style-name="T1"/></text:p>
      <text:p text:style-name="P1"><text:span text:style-name="T1">First Checkbox <text:s/>Here: </text:span></text:p>
      <text:p text:style-name="P1"><text:span text:style-name="T1"><text:tab/>It should have an _is in the variable name</text:span></text:p>
      <text:p text:style-name="P1"><text:span text:style-name="T1"><text:tab/>It should end in an _yes</text:span></text:p>
      <text:p text:style-name="P1"><text:span text:style-name="T1"><text:tab/>This and the second test serve to test my detection and parsing of _yes and _no at the end of variable names and to detect the _is automatically..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econd Checkbox Here:</text:span></text:p>
      <text:p text:style-name="P1"><text:span text:style-name="T1"><text:tab/>The variable name should be the same as the first checkbox</text:span></text:p>
      <text:p text:style-name="P1"><text:span text:style-name="T1"><text:tab/>But with a _no on the checkbox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hird Checkbox Here</text:span></text:p>
      <text:p text:style-name="P1"><text:span text:style-name="T1"><text:tab/>The variable name should have a _is </text:span></text:p>
      <text:p text:style-name="P1"><text:span text:style-name="T1"><text:tab/>But it should not have a _no or a _yes in the name</text:span></text:p>
      <text:p text:style-name="P1"><text:span text:style-name="T1"><text:tab/>This serves to test just the _is logic without the _yes and the _no logic</text:span></text:p>
      <text:p text:style-name="P1"><text:span text:style-name="T1"/></text:p>
      <text:p text:style-name="P1"><text:span text:style-name="T1"/></text:p>
      <text:h text:style-name="P2" text:outline-level="3"><text:span text:style-name="T1">Radio Button Tests:</text:span></text:h>
      <text:p text:style-name="P1"><text:span text:style-name="T1"/></text:p>
      <text:p text:style-name="P1"><text:span text:style-name="T1">First Radio Button here:</text:span></text:p>
      <text:p text:style-name="P1"><text:span text:style-name="T1"><text:tab/>This should be identical in structure to the Checkbox logic above</text:span></text:p>
      <text:p text:style-name="P1"><text:span text:style-name="T1"><text:tab/>Create four radio buttons, with values of 1,0,true, false</text:span></text:p>
      <text:p text:style-name="P1"><text:span text:style-name="T1"/></text:p>
      <text:p text:style-name="P1"><text:span text:style-name="T1">Second Radio Button here</text:span></text:p>
      <text:p text:style-name="P1"><text:span text:style-name="T1"><text:tab/>This should be identical in structure to the Checkbox second test above</text:span></text:p>
      <text:p text:style-name="P1"><text:span text:style-name="T1"><text:tab/>Create four radio buttons, with values of 1,0,true, false</text:span></text:p>
      <text:p text:style-name="P1"><text:span text:style-name="T1"/></text:p>
      <text:p text:style-name="P1"><text:span text:style-name="T1"/></text:p>
      <text:p text:style-name="P1"><text:span text:style-name="T1">Third <text:s/>Radio Button here</text:span></text:p>
      <text:p text:style-name="P1"><text:span text:style-name="T1"><text:tab/>This should be identical in structure to the Checkbox second test above</text:span></text:p>
      <text:p text:style-name="P1"><text:span text:style-name="T1"><text:tab/>Create four radio buttons, with values of 1,0,true, false</text:span></text:p>
      <text:p text:style-name="P1"><text:span text:style-name="T1"/></text:p>
      <text:p text:style-name="P1"><text:span text:style-name="T1">Fourth Radio Button test here</text:span></text:p>
      <text:p text:style-name="P1"><text:span text:style-name="T1"><text:tab/>This should be a series of radio buttons with plain text choices instead of “1,0,true,false” something like “choice 1, choice 2, spagetti” etc etc..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9:15:40</meta:creation-date>
    <dc:date>2013-05-02T19:29:03</dc:date>
    <meta:editing-duration>P0D</meta:editing-duration>
    <meta:editing-cycles>1</meta:editing-cycles>
    <meta:document-statistic meta:table-count="0" meta:image-count="0" meta:object-count="0" meta:page-count="1" meta:paragraph-count="24" meta:word-count="213" meta:character-count="1199" meta:non-whitespace-character-count="991"/>
    <meta:generator>LibreOffice/3.6$MacOSX_x86 LibreOffice_project/2ef5aff-a6fb0ff-166bdff-cf087ad-0f1389</meta:generator>
  </office:meta>
</office:document-meta>
</file>